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1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6" style:family="paragraph" style:parent-style-name="Heading_20_1">
      <style:text-properties style:font-name="DejaVu Sans" officeooo:rsid="001626ba" officeooo:paragraph-rsid="001626ba"/>
    </style:style>
    <style:style style:name="P27" style:family="paragraph" style:parent-style-name="Heading_20_3">
      <style:text-properties officeooo:rsid="001c7ccd" officeooo:paragraph-rsid="001c7ccd"/>
    </style:style>
    <style:style style:name="P28" style:family="paragraph" style:parent-style-name="Table_20_Contents">
      <style:text-properties style:font-name="DejaVu Sans" fo:font-size="11pt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1626ba"/>
    </style:style>
    <style:style style:name="T10" style:family="text">
      <style:text-properties officeooo:rsid="0025c012"/>
    </style:style>
    <style:style style:name="T11" style:family="text">
      <style:text-properties officeooo:rsid="00277aa0"/>
    </style:style>
    <style:style style:name="T12" style:family="text">
      <style:text-properties officeooo:rsid="0018b167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1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1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1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1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Sign <text:span text:style-name="T11">an email message</text:span></text:p>
            <text:p text:style-name="P15"/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7">Encrypt <text:span text:style-name="T11">an email message</text:span> without sign<text:span text:style-name="T11">ing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7">Encrypt <text:span text:style-name="T11">an email message </text:span>with sign<text:span text:style-name="T11">ing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7">Encrypt <text:span text:style-name="T11">an email message</text:span> without sign<text:span text:style-name="T11">ing and add one or more attachments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7">Encrypt <text:span text:style-name="T11">an email message </text:span>with sign<text:span text:style-name="T11">ing <text:line-break/>and add one or more attachments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<text:span text:style-name="T11">Decrypt an attached file</text:span><text:line-break/>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8">Scan contacts feature</text:p>
            <text:p text:style-name="P15"/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20">Send your public key <text:span text:style-name="T9">from menu, reply decrypted, reply-all decrypted and print</text:span></text:p>
          </table:table-cell>
          <table:table-cell table:style-name="tested.B2" office:value-type="string">
            <text:p text:style-name="P20"/>
          </table:table-cell>
        </table:table-row>
        <table:table-row>
          <table:table-cell table:style-name="tested.A2" office:value-type="string">
            <text:p text:style-name="P20">Import a public key from email</text:p>
            <text:p text:style-name="P18"/>
          </table:table-cell>
          <table:table-cell table:style-name="tested.B2" office:value-type="string">
            <text:p text:style-name="P20"/>
          </table:table-cell>
        </table:table-row>
        <table:table-row>
          <table:table-cell table:style-name="tested.A2" office:value-type="string">
            <text:p text:style-name="P19">Decrypt/verify messages from <text:span text:style-name="T10">Gmail/Mailvelope</text:span>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9">Decrypt/verify messages from Thunderbird/Enigmail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29">Send encrypted mail with and without attachments and open in <text:span text:style-name="T12">Enigmail</text:span></text:p>
          </table:table-cell>
          <table:table-cell table:style-name="tested.B2" office:value-type="string">
            <text:p text:style-name="P14"/>
          </table:table-cell>
        </table:table-row>
      </table:table>
      <text:p text:style-name="P4"><text:span text:style-name="T8"><text:line-break/>R</text:span>emarks:</text:p>
      <text:p text:style-name="P13"/>
      <text:h text:style-name="P27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2421532418897706369" text:style-name="L1">
        <text:list-item>
          <text:p text:style-name="P22">You can also ignore all of this and figure out your own test!</text:p>
        </text:list-item>
        <text:list-item>
          <text:p text:style-name="P24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3">Please make sure to test using the latest version of your browser and Zimbra, thanks!</text:p>
        </text:list-item>
        <text:list-item>
          <text:p text:style-name="P25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4-22T18:01:32.326964224</dc:date>
    <meta:editing-duration>PT31M59S</meta:editing-duration>
    <meta:editing-cycles>22</meta:editing-cycles>
    <meta:generator>LibreOffice/5.0.6.1$Linux_X86_64 LibreOffice_project/00$Build-1</meta:generator>
    <meta:document-statistic meta:table-count="2" meta:image-count="1" meta:object-count="0" meta:page-count="2" meta:paragraph-count="40" meta:word-count="306" meta:character-count="2318" meta:non-whitespace-character-count="2050"/>
  </office:meta>
</office:document-meta>
</file>